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700006128000035F45588B3E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871cm" svg:height="13.811cm" svg:x="1.622cm" svg:y="3.646cm">
          <draw:image xlink:href="Pictures/200000E700006128000035F45588B3E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12T13:05:22</meta:creation-date>
    <dc:date>2009-08-22T18:09:37</dc:date>
    <dc:language>en-US</dc:language>
    <meta:editing-cycles>3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